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87c" officeooo:paragraph-rsid="0007787c"/>
    </style:style>
    <style:style style:name="P2" style:family="paragraph" style:parent-style-name="Standard">
      <style:text-properties officeooo:rsid="000949bc" officeooo:paragraph-rsid="000949bc"/>
    </style:style>
    <style:style style:name="P3" style:family="paragraph" style:parent-style-name="Standard" style:list-style-name="L1">
      <style:text-properties officeooo:rsid="000949bc" officeooo:paragraph-rsid="000949bc"/>
    </style:style>
    <style:style style:name="P4" style:family="paragraph" style:parent-style-name="Standard" style:list-style-name="L1">
      <style:text-properties officeooo:rsid="000c6948" officeooo:paragraph-rsid="000de833"/>
    </style:style>
    <style:style style:name="P5" style:family="paragraph" style:parent-style-name="Standard" style:list-style-name="L1">
      <style:text-properties officeooo:rsid="0009caf9" officeooo:paragraph-rsid="0009caf9"/>
    </style:style>
    <style:style style:name="T1" style:family="text">
      <style:text-properties officeooo:rsid="000de833"/>
    </style:style>
    <style:style style:name="T2" style:family="text">
      <style:text-properties officeooo:rsid="001e2d86"/>
    </style:style>
    <style:style style:name="T3" style:family="text">
      <style:text-properties officeooo:rsid="00250163"/>
    </style:style>
    <style:style style:name="T4" style:family="text">
      <style:text-properties officeooo:rsid="002f8f0b"/>
    </style:style>
    <style:style style:name="T5" style:family="text">
      <style:text-properties officeooo:rsid="0039de06"/>
    </style:style>
    <style:style style:name="T6" style:family="text">
      <style:text-properties officeooo:rsid="003ba16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lo Del Flusso Globale Del Sistema</text:p>
      <text:p text:style-name="P1"/>
      <text:p text:style-name="P2">Il controllo del flusso del sistema è di tipo:</text:p>
      <text:p text:style-name="P2"/>
      <text:list xml:id="list106022339331081309" text:style-name="L1">
        <text:list-item>
          <text:p text:style-name="P3">Procedure-Driven Control: <text:span text:style-name="T2">I</text:span>l sistema offre la possibilità di inserire <text:span text:style-name="T3">dati in</text:span> input mediante forms. Un azione tipica procedure-driven control è quando l’ utente effettua il login, in cui il sistema dispone di <text:span text:style-name="T5">un </text:span>form che consentono all’ utente di inserire nome utente e password.</text:p>
        </text:list-item>
        <text:list-item>
          <text:p text:style-name="P3">Event-Driven Control: <text:span text:style-name="T6">Il flusso dei dati del sistema si basa su eventi. Il caso tipico è quando l’ utente interagiste con un oggetto boundary(un bottone).</text:span></text:p>
        </text:list-item>
        <text:list-item>
          <text:p text:style-name="P4">Threads: L’ uso dei thread <text:span text:style-name="T4">nel sistema </text:span>avviene attraverso il container apache-tomcat, <text:span text:style-name="T1">che ne </text:span><text:s/>gestisce il ciclo, ed in particolare, crea un thread ad ogni richiesta utente.</text:p>
          <text:p text:style-name="P5"/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36:05.263774325</meta:creation-date>
    <dc:date>2017-11-24T17:12:04.664334944</dc:date>
    <meta:editing-duration>PT13M35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15" meta:character-count="695" meta:non-whitespace-character-count="588"/>
  </office:meta>
</office:document-meta>
</file>